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name</text:p>
          </table:table-cell>
          <table:table-cell office:value-type="string" calcext:value-type="string">
            <text:p>move_name</text:p>
          </table:table-cell>
          <table:table-cell office:value-type="string" calcext:value-type="string">
            <text:p>move_lrn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l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Magical Leaf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asswhistl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Ingrai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Nature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Leaf Stor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ower Whi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eed Bomb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renzy Plan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ludge B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ass Kno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l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weet Scent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ynthesis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lv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lv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t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elly Drum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ncient Pow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eat Up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Danc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Ru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ury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Thunder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last Burn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Overhea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Claw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hadow Claw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l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cary Face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 Fang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lv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Heat Wave</text:p>
          </table:table-cell>
          <table:table-cell office:value-type="string" calcext:value-type="string">
            <text:p>lv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lare Blitz</text:p>
          </table:table-cell>
          <table:table-cell office:value-type="string" calcext:value-type="string">
            <text:p>lv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 Sp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lv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 Sp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l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lv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oresigh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ud Spor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uddy Water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ake 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qua Ring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qua Je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 Spout</text:p>
          </table:table-cell>
          <table:table-cell office:value-type="string" calcext:value-type="string">
            <text:p>e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cy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ud-slap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llou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ydro Cannon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ocus Punc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rick Brea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ck To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ocus Bla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rin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valanch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Gyro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ock Climb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Flash Cannon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l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l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 Pulse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lv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lv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lv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lv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Iron Defense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g Bit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Air Cut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Ominous Wind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nore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ignal Beam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idden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Giga Drai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Frustratio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olarb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hadow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Aerial Ac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ecret Pow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kill Swa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Energy Ball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Giga Impac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Psych Up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leep Talk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U-turn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Defog</text:p>
          </table:table-cell>
          <table:table-cell office:value-type="string" calcext:value-type="string">
            <text:p>t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Poisonpowder</text:p>
          </table:table-cell>
          <table:table-cell office:value-type="string" calcext:value-type="string">
            <text:p>l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l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l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ilver Wind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Tailwind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Safeguard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g Buzz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56:53.551139671</meta:creation-date>
    <dc:date>2025-01-20T21:34:44.879254662</dc:date>
    <meta:editing-duration>PT50M21S</meta:editing-duration>
    <meta:editing-cycles>9</meta:editing-cycles>
    <meta:generator>LibreOffice/7.3.7.2$Linux_X86_64 LibreOffice_project/30$Build-2</meta:generator>
    <meta:document-statistic meta:table-count="1" meta:cell-count="3765" meta:object-count="0"/>
  </office:meta>
</office:document-meta>
</file>